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ext:p text:style-name="P1">Projet 1 : Veille technologique 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ature des sources d’information :</text:p>
          </table:table-cell>
          <table:table-cell table:style-name="Tableau1.B1" office:value-type="string">
            <text:p text:style-name="P2">Exemple de sources d'information choisies :</text:p>
          </table:table-cell>
        </table:table-row>
        <table:table-row>
          <table:table-cell table:style-name="Tableau1.A2" office:value-type="string">
            <text:p text:style-name="P2">Réseaux sociaux</text:p>
          </table:table-cell>
          <table:table-cell table:style-name="Tableau1.B2" office:value-type="string">
            <text:p text:style-name="P2">Principalement Twitter (@Android,@AndroidPIT_FR,@Phonandroid,@TechnoidFR,..), Youtube (<text:a xlink:type="simple" xlink:href="https://www.youtube.com/channel/UCVHFbqXqoYvEWM1Ddxl0QDg" text:style-name="Internet_20_link" text:visited-style-name="Visited_20_Internet_20_Link">Android Developers</text:a>, <text:a xlink:type="simple" xlink:href="https://www.youtube.com/channel/UCgoxc-VKU0cw9BcM9z_qokg" text:style-name="Internet_20_link" text:visited-style-name="Visited_20_Internet_20_Link">FrAndroid</text:a>,...) ...</text:p>
            <text:p text:style-name="P2">Les groupes sur Openclassroom.</text:p>
          </table:table-cell>
        </table:table-row>
        <table:table-row>
          <table:table-cell table:style-name="Tableau1.A2" office:value-type="string">
            <text:p text:style-name="P2">Alertes </text:p>
          </table:table-cell>
          <table:table-cell table:style-name="Tableau1.B2" office:value-type="string">
            <text:p text:style-name="P2">Google et Firebase</text:p>
          </table:table-cell>
        </table:table-row>
        <table:table-row>
          <table:table-cell table:style-name="Tableau1.A2" office:value-type="string">
            <text:p text:style-name="P2">Newsletters</text:p>
          </table:table-cell>
          <table:table-cell table:style-name="Tableau1.B2" office:value-type="string">
            <text:p text:style-name="P2">Codeur.com, FrAndroid...</text:p>
          </table:table-cell>
        </table:table-row>
        <table:table-row>
          <table:table-cell table:style-name="Tableau1.A2" office:value-type="string">
            <text:p text:style-name="P2">Forum</text:p>
          </table:table-cell>
          <table:table-cell table:style-name="Tableau1.B2" office:value-type="string">
            <text:p text:style-name="P2">Forum du club des développeurs, Stack overflow,...</text:p>
          </table:table-cell>
        </table:table-row>
        <table:table-row>
          <table:table-cell table:style-name="Tableau1.A2" office:value-type="string">
            <text:p text:style-name="P2">Événement/Cours</text:p>
          </table:table-cell>
          <table:table-cell table:style-name="Tableau1.B2" office:value-type="string">
            <text:p text:style-name="Standard">Devfest Lille, conférence (ex : sur Flutter le nouveau SDK by Google pour développer des applications mobiles natives iOS et Android)</text:p>
            <text:p text:style-name="P2"><text:s/></text:p>
            <text:p text:style-name="P2">Cours d'informatique à l'université de Lill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 Cossu</meta:initial-creator>
    <meta:creation-date>2019-05-22T21:12:03</meta:creation-date>
    <dc:date>2019-06-03T17:48:35</dc:date>
    <dc:creator>Denis Cossu</dc:creator>
    <meta:editing-duration>PT4H27M37S</meta:editing-duration>
    <meta:editing-cycles>6</meta:editing-cycles>
    <meta:generator>OpenOffice/4.1.3$Unix OpenOffice.org_project/413m1$Build-9783</meta:generator>
    <meta:document-statistic meta:table-count="1" meta:image-count="0" meta:object-count="0" meta:page-count="1" meta:paragraph-count="16" meta:word-count="73" meta:character-count="589"/>
  </office:meta>
</office:document-meta>
</file>